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7597in" table:align="center"/>
    </style:style>
    <style:style style:name="Table1.A" style:family="table-column">
      <style:table-column-properties style:column-width="1.3792in"/>
    </style:style>
    <style:style style:name="Table1.B" style:family="table-column">
      <style:table-column-properties style:column-width="1.3806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style:font-name="Courier New" fo:font-size="10pt" style:font-size-asian="10pt" style:font-size-complex="10pt"/>
    </style:style>
    <style:style style:name="P13" style:family="paragraph" style:parent-style-name="Standard" style:list-style-name="L1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808080"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8080"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999999"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800000" style:font-name="Courier New"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/>
    </style:style>
    <style:style style:name="T6" style:family="text">
      <style:text-properties fo:color="#008000"/>
    </style:style>
    <style:style style:name="T7" style:family="text">
      <style:text-properties fo:color="#800080"/>
    </style:style>
    <style:style style:name="T8" style:family="text">
      <style:text-properties fo:color="#800080" fo:font-weight="bol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666666"/>
    </style:style>
    <style:style style:name="T13" style:family="text">
      <style:text-properties fo:color="#808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ipe Bandeira, 22/06/2012</text:p>
      <text:p text:style-name="P1">Comunicação serial entre os processadores:</text:p>
      <text:p text:style-name="P1"/>
      <text:p text:style-name="P5">Arquitetura da comunicação</text:p>
      <text:p text:style-name="P14"/>
      <text:p text:style-name="P16">|-----| –-- TX --&gt; |-----| --- TX --&gt; |-------|</text:p>
      <text:p text:style-name="P16">| P24 | <text:s text:c="11"/>| P77 | <text:s text:c="11"/>| P1503 |</text:p>
      <text:p text:style-name="P16">|-----| &lt;-- RX --- |-----| &lt;-- RX --- |-------|</text:p>
      <text:p text:style-name="P6"/>
      <text:p text:style-name="P4">O <text:span text:style-name="T8">P77</text:span>(PIC16F77) é responsável pelo LCD, controle dos Reles, leitura das entradas como também faz a ponte <text:span text:style-name="T10">P24</text:span>(PIC24FJ256GB106) e <text:span text:style-name="T11">P1503</text:span>(PIC16F1503). Mas ele não é responsável por qual texto colocar no LCD, tirando a tela inicial, como não é responsável por qual rele acionar. O P77 tem um mestre que é o P24 como o P1503 também tem um mestre que é o P24. Toda essa comunicação é feita via serial, seguindo as seguintes <text:span text:style-name="T4">regras</text:span> e cuidados:</text:p>
      <text:p text:style-name="P4"/>
      <text:list xml:id="list40697878" text:style-name="L1">
        <text:list-item>
          <text:p text:style-name="P7">Qualquer dado que é enviado seja qual for o processador responsável, deve ser retransmitido pelo pelo receptor, garantindo assim qualquer falha grave na comunicação.</text:p>
        </text:list-item>
        <text:list-item>
          <text:p text:style-name="P7">O processador que envia deve respeitar o tempo necessário para que o processador receptor retransmita o byte. Sendo obvio o erro de timeout. Mas esse tempo não foi definido.</text:p>
        </text:list-item>
        <text:list-item>
          <text:p text:style-name="P12"><text:span text:style-name="T2">Qualquer ponte entre os processadores deve ser capaz de transmitir e retransmitir todos os dados, não sendo admitido qualquer alteração que comprometa a comunicação. Ver ponto </text:span><text:span text:style-name="T3">1.</text:span></text:p>
        </text:list-item>
        <text:list-item>
          <text:p text:style-name="P13"><text:span text:style-name="T1">Caso seja necessário que o escravo envie algum dado para o mestre o argumento de retorno pode ser alterado, sendo essa alteração o dado.</text:span></text:p>
        </text:list-item>
      </text:list>
      <text:p text:style-name="P1"/>
      <text:p text:style-name="P1">Comunicação perfeita:</text:p>
      <text:p text:style-name="P2"/>
      <text:p text:style-name="P2">|-----| ---- <text:span text:style-name="T5">TX: 0x21</text:span> ---&gt; |-----|</text:p>
      <text:p text:style-name="P2">| <text:span text:style-name="T9">P24</text:span> | <text:s text:c="19"/>| <text:span text:style-name="T7">P77</text:span> |</text:p>
      <text:p text:style-name="P2">|-----| &lt;--- <text:span text:style-name="T6">RX: 0x21</text:span> ---- |-----|</text:p>
      <text:p text:style-name="P3"/>
      <text:p text:style-name="P6">No caso acima, o PIC24FJ256GB106 transmiti 0x21 para o PIC16F77. Apos um tempo(ex: 0.01 ms), o P77 transmiti para o P24 o mesmo byte. Caracterizando a perfeita comunicação.</text:p>
      <text:p text:style-name="P6"/>
      <text:p text:style-name="P3">Erros:</text:p>
      <text:p text:style-name="P6"/>
      <text:p text:style-name="P2">|-----| ---- <text:span text:style-name="T5">TX: 0x21 </text:span>---&gt; |-----|</text:p>
      <text:p text:style-name="P2">| <text:span text:style-name="T9">P24</text:span> | <text:s text:c="19"/>| <text:span text:style-name="T7">P77</text:span> |</text:p>
      <text:p text:style-name="P2">|-----| &lt;---<text:span text:style-name="T6"> RX: 0xFF </text:span>---- |-----|</text:p>
      <text:p text:style-name="P2"/>
      <text:p text:style-name="P6">Pode ocorrer um erro na comunicação, mas não um erro de timeout. Um erro talvez interno do processador, que em algum momento não entendeu a mensagem ou um comando invalido, esse tipo de erro pode e deve ser tratado pelo software.</text:p>
      <text:p text:style-name="P6"/>
      <text:p text:style-name="P2">|-----| ---- <text:span text:style-name="T5">TX: 0x21</text:span> ---&gt; |-----|</text:p>
      <text:p text:style-name="P2">| <text:span text:style-name="T9">P24</text:span> | <text:s text:c="19"/>| <text:span text:style-name="T7">P77</text:span> |</text:p>
      <text:p text:style-name="P2">|-----| <text:s text:c="19"/>|-----|</text:p>
      <text:p text:style-name="P3"/>
      <text:p text:style-name="P6">E o clássico erro de timeout, problema total na comunicação. PIC16F77 com problema(queimado), problema na linha de comunicação...</text:p>
      <text:p text:style-name="P15"/>
      <text:p text:style-name="P17">Comunicação completa:</text:p>
      <text:p text:style-name="P3"/>
      <text:p text:style-name="P2">|-----| ---- <text:s/><text:span text:style-name="T5">CMD: 0x19 … ARG: 0x32</text:span> <text:s/>---&gt; |-----|</text:p>
      <text:p text:style-name="P2">| <text:span text:style-name="T9">P24</text:span> | <text:s text:c="34"/>| <text:span text:style-name="T7">P77</text:span> |</text:p>
      <text:p text:style-name="P2">|-----| &lt;--- <text:span text:style-name="T6">RCMD: 0x19 … RARG: 0x84</text:span> ---- |-----|</text:p>
      <text:p text:style-name="P2"/>
      <text:p text:style-name="P6">O mestre enviou um comando(CMD) e como era de esperar o escravo retornou(RCMD) o mesmo valor(0x19). Depois o mestre enviou 0x32 como argumento(ARG) e recebeu(RARG) do escravo a resposta(0x32 &lt;&gt; 0x34).</text:p>
      <text:p text:style-name="P3"><text:soft-page-break/>Controle do LCD:</text:p>
      <text:p text:style-name="P6"/>
      <text:p text:style-name="P6"/>
      <text:p text:style-name="P2">|-----------------| <text:s text:c="30"/></text:p>
      <text:p text:style-name="P2">| <text:s text:c="2"/>LCD 16x4 <text:s text:c="5"/>| <text:s text:c="30"/></text:p>
      <text:p text:style-name="P2">|-----------------| <text:s text:c="30"/></text:p>
      <text:p text:style-name="P2"><text:s text:c="7"/><text:span text:style-name="T13"><text:s/>|</text:span> <text:s text:c="15"/>|-------| <text:s text:c="4"/>|-------|</text:p>
      <text:p text:style-name="P2"><text:s text:c="8"/><text:span text:style-name="T13">|----------------</text:span>| <text:s/><text:span text:style-name="T7">P77</text:span> <text:s/>|<text:span text:style-name="T13">-----</text:span>| <text:s/><text:span text:style-name="T9">P24</text:span> <text:s/>|</text:p>
      <text:p text:style-name="P2"><text:s text:c="25"/>|-------| <text:s text:c="4"/>|-------|</text:p>
      <text:p text:style-name="P2"/>
      <text:p text:style-name="P6">Para a escrita de uma string no lcd é necessário: Linha e caractere.</text:p>
      <text:p text:style-name="P6">Sendo que a coluna é incrementada automaticamente. Não é permitido a mudança de linha na escrita, caso ocorra o buffer armazenado ate é o momento é permitido.</text:p>
      <text:p text:style-name="P6"/>
      <text:p text:style-name="P6">Exemplo:</text:p>
      <text:p text:style-name="P6"/>
      <text:p text:style-name="P6">Palavra = “domingo legal”</text:p>
      <text:p text:style-name="P6">Linha = 1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omando(CMD)</text:p>
          </table:table-cell>
          <table:table-cell table:style-name="Table1.B1" office:value-type="string">
            <text:p text:style-name="P19">Argumento(ARG)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d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o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m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5" office:value-type="string">
            <text:p text:style-name="P18">'i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n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g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o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 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l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e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g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a'</text:p>
          </table:table-cell>
        </table:table-row>
        <table:table-row>
          <table:table-cell table:style-name="Table1.A2" office:value-type="string">
            <text:p text:style-name="P18">'a'</text:p>
          </table:table-cell>
          <table:table-cell table:style-name="Table1.B2" office:value-type="string">
            <text:p text:style-name="P18">'l'</text:p>
          </table:table-cell>
        </table:table-row>
        <table:table-row>
          <table:table-cell table:style-name="Table1.A2" office:value-type="string">
            <text:p text:style-name="P18">'f'</text:p>
          </table:table-cell>
          <table:table-cell table:style-name="Table1.B2" office:value-type="string">
            <text:p text:style-name="P18">'f'</text:p>
          </table:table-cell>
        </table:table-row>
      </table:table>
      <text:p text:style-name="P6"/>
      <text:p text:style-name="P6">Nesse caso, o retorno por parte do p77 é o mesmo que é enviado pelo p24.</text:p>
      <text:p text:style-name="P6">Ver o arquivo <text:span text:style-name="T4">comandos.h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40S</meta:editing-duration>
    <meta:editing-cycles>98</meta:editing-cycles>
    <meta:generator>LibreOffice/3.4$Win32 LibreOffice_project/340m1$Build-502</meta:generator>
    <dc:date>2012-06-28T21:37:28.84</dc:date>
    <dc:creator>Felipe Bandeira</dc:creator>
    <meta:document-statistic meta:table-count="1" meta:image-count="0" meta:object-count="0" meta:page-count="2" meta:paragraph-count="74" meta:word-count="574" meta:character-count="3348" meta:non-whitespace-character-count="2586"/>
    <meta:user-defined meta:name="Info 1"/>
    <meta:user-defined meta:name="Info 2"/>
    <meta:user-defined meta:name="Info 3"/>
    <meta:user-defined meta:name="Info 4"/>
  </office:meta>
</office:document-meta>
</file>